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atabase desig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p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roducts</text:p>
          </table:table-cell>
          <table:table-cell table:number-columns-repeated="3"/>
          <table:table-cell table:style-name="ce1" office:value-type="string" calcext:value-type="string">
            <text:p>vend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ccode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varchar(30)</text:p>
          </table:table-cell>
          <table:table-cell table:number-columns-repeated="2"/>
          <table:table-cell office:value-type="string" calcext:value-type="string">
            <text:p>rep</text:p>
          </table:table-cell>
          <table:table-cell office:value-type="string" calcext:value-type="string">
            <text:p>varchar(25)</text:p>
          </table:table-cell>
          <table:table-cell office:value-type="string" calcext:value-type="string">
            <text:p>ref reps(lastname)</text:p>
          </table:table-cell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ref vendors(vendorcode)</text:p>
          </table:table-cell>
          <table:table-cell/>
          <table:table-cell office:value-type="string" calcext:value-type="string">
            <text:p>vendorname</text:p>
          </table:table-cell>
          <table:table-cell office:value-type="string" calcext:value-type="string">
            <text:p>varchar(40)</text:p>
          </table:table-cell>
          <table:table-cell/>
        </table:table-row>
        <table:table-row table:style-name="ro1">
          <table:table-cell office:value-type="string" calcext:value-type="string">
            <text:p>subfor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vendorcode</text:p>
          </table:table-cell>
          <table:table-cell office:value-type="string" calcext:value-type="string">
            <text:p>varchar(4)</text:p>
          </table:table-cell>
          <table:table-cell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ref categories(label)</text:p>
          </table:table-cell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varchar(30)</text:p>
          </table:table-cell>
          <table:table-cell/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city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varchar(2)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zipcode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ref units(unit)</text:p>
          </table:table-cell>
          <table:table-cell/>
          <table:table-cell office:value-type="string" calcext:value-type="string">
            <text:p>phone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menuorder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1" office:value-type="string" calcext:value-type="string">
            <text:p>invoicedetail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table:style-name="ce1" office:value-type="string" calcext:value-type="string">
            <text:p>reps</text:p>
          </table:table-cell>
          <table:table-cell table:number-columns-repeated="3"/>
          <table:table-cell office:value-type="string" calcext:value-type="string">
            <text:p>invo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 invoice(invoicenumber)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ref products(upccode)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25)</text:p>
          </table:table-cell>
          <table:table-cell table:number-columns-repeated="2"/>
          <table:table-cell office:value-type="string" calcext:value-type="string">
            <text:p>quanti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40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(20)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tegories</text:p>
          </table:table-cell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upccode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ref products(label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anti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style-name="ce1" office:value-type="string" calcext:value-type="string">
            <text:p>uni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/>
          <table:table-cell table:style-name="ce1"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style-name="ce1" office:value-type="string" calcext:value-type="string">
            <text:p>invoice</text:p>
          </table:table-cell>
          <table:table-cell table:number-columns-repeated="3"/>
          <table:table-cell office:value-type="string" calcext:value-type="string">
            <text:p>produc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ref products(label)</text:p>
          </table:table-cell>
        </table:table-row>
        <table:table-row table:style-name="ro1">
          <table:table-cell office:value-type="string" calcext:value-type="string">
            <text:p>invoicenumb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vendornam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ref vendors(vendorname)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 units(label)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netsales</text:p>
          </table:table-cell>
          <table:table-cell office:value-type="string" calcext:value-type="string">
            <text:p>re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 style:data-style-name="N2" text:time-value="15:29:15.855483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37:12.347375629</meta:creation-date>
    <dc:date>2019-04-26T15:29:39.527946485</dc:date>
    <meta:editing-duration>PT5H14M5S</meta:editing-duration>
    <meta:editing-cycles>16</meta:editing-cycles>
    <meta:generator>LibreOffice/5.3.6.1$Linux_X86_64 LibreOffice_project/30$Build-1</meta:generator>
    <meta:document-statistic meta:table-count="1" meta:cell-count="124" meta:object-count="0"/>
  </office:meta>
</office:document-meta>
</file>